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9de2d" officeooo:paragraph-rsid="0009de2d"/>
    </style:style>
    <style:style style:name="P2" style:family="paragraph" style:parent-style-name="Standard">
      <style:text-properties fo:font-weight="bold" officeooo:rsid="0009de2d" officeooo:paragraph-rsid="0009de2d" style:font-weight-asian="bold" style:font-weight-complex="bold"/>
    </style:style>
    <style:style style:name="P3" style:family="paragraph" style:parent-style-name="Standard">
      <style:text-properties officeooo:rsid="000ab9bf" officeooo:paragraph-rsid="000ab9b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ngenharia de Software – Revisão para a Prova 01</text:p>
      <text:p text:style-name="P1"/>
      <text:p text:style-name="P1">Revisão – Aulas 01 e 02</text:p>
      <text:p text:style-name="P1"/>
      <text:p text:style-name="P2">INTRODUÇÃO</text:p>
      <text:p text:style-name="P1"/>
      <text:p text:style-name="P1">O que é Engenharia de Software?</text:p>
      <text:p text:style-name="P1"/>
      <text:p text:style-name="P1">É uma engenharia que estuda como um software deve ser projetado, desde aspectos como planejamento, desenvolvimento e até manutenção do software.</text:p>
      <text:p text:style-name="P1"/>
      <text:p text:style-name="P1">Por que a Engenharia de Software foi criada?</text:p>
      <text:p text:style-name="P1"/>
      <text:p text:style-name="P1">Antigamente, houve o que hoje em dia chamamos de Crise de Software. Os grandes softwares costumavam naquela época não serem muito flexíveis, como por exemplo: costumavam atrasar, não entregavam tudo que o cliente pedia, custavam mais do que o esperado e não eram confiáveis. A solução para isso foi a criação de processos sistematizados para produzir o software, educar as pessoas sobre o que é desenvolver um software e como isso deve ser feito, assim surge na década de 70 a Enegenharia de Software.</text:p>
      <text:p text:style-name="P1"/>
      <text:p text:style-name="P1">Objetivo da Engenharia de Software: Realizar o desenvolvimento de software profissional, por meio de técnicas de especificação, projeto e manutenção (evolução) de programas.</text:p>
      <text:p text:style-name="P1"/>
      <text:p text:style-name="P1">A engenharia de software é importante?</text:p>
      <text:p text:style-name="P1"/>
      <text:p text:style-name="P1">Sim, pois cada vez mais indivíduos dependem de sistemas e geralmente é mais barato a longo prazo pois junto com seus métodos sistematizados pode-se previnir diversos erros.</text:p>
      <text:p text:style-name="P1"/>
      <text:p text:style-name="P1">Principais atividades da Engenharia de Software </text:p>
      <text:p text:style-name="P1"/>
      <text:p text:style-name="P1">Especificação: Define o que o sistema irá fazer, além das restrições do software.</text:p>
      <text:p text:style-name="P1">Desenvolvimento: Software é desenvolvido com base na especificação.</text:p>
      <text:p text:style-name="P1">Validação: O software deve ser testado para garantir as demandas do cliente.</text:p>
      <text:p text:style-name="P1">Evolução: Deve ser evoluido para atender as demandas do cliente.</text:p>
      <text:p text:style-name="P1"/>
      <text:p text:style-name="P1">Atributos essenciais de um bom softwares</text:p>
      <text:p text:style-name="P1"/>
      <text:p text:style-name="P1">Manutenibilidade: Um software é considerado bom quando pode ser evoluido de acordo com as necessidades do cliente.</text:p>
      <text:p text:style-name="P1">Confiança: Quando possui características como proteção e segurança.</text:p>
      <text:p text:style-name="P1">Eficiência: Quando possui características onde não deve desperdiçar recursos do processador.</text:p>
      <text:p text:style-name="P1">Aceitabilidade: Deve ser aceitável para o usuário.</text:p>
      <text:p text:style-name="P1"/>
      <text:p text:style-name="P1">Tipos de produtos de software</text:p>
      <text:p text:style-name="P1"/>
      <text:p text:style-name="P3">Produtos genéricos: Produtos desenvolvidos por uma organização e vendidos para qualquer cliente interessado.</text:p>
      <text:p text:style-name="P3">Produtos sob encomenda: Produtos desenvolvidos para qualquer cliente em particular.</text:p>
      <text:p text:style-name="P3"/>
      <text:p text:style-name="P3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0T20:02:46.863000000</meta:creation-date>
    <dc:date>2019-04-10T20:17:16.855000000</dc:date>
    <meta:editing-duration>PT2M59S</meta:editing-duration>
    <meta:editing-cycles>1</meta:editing-cycles>
    <meta:document-statistic meta:table-count="0" meta:image-count="0" meta:object-count="0" meta:page-count="1" meta:paragraph-count="23" meta:word-count="315" meta:character-count="2103" meta:non-whitespace-character-count="1808"/>
    <meta:generator>LibreOffice/6.1.4.2$Windows_X86_64 LibreOffice_project/9d0f32d1f0b509096fd65e0d4bec26ddd1938fd3</meta:generator>
  </office:meta>
</office:document-meta>
</file>